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2-05_02-29-30_000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寝た時刻 / 2023">
            <text:p>:m :PHOTO 寝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8" office:value-type="string">
            <text:p>2023-02-05_02-30-08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7" office:value-type="string">
            <text:p>2023-02-04_14-30-10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7" office:value-type="string">
            <text:p>2023-02-04_21-33-46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3-02-05_01-20-33_000.jpg</text:p>
          </table:table-cell>
          <table:table-cell table:style-name="ce31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27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 office:value-type="string">
            <text:p>2023-02-05_01-20-37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8" office:value-type="string">
            <text:p>2023-02-05_01-20-45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28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10" office:value-type="string">
            <text:p>2023-02-05_09-30-2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3-02-04_18-40-14_000.mp4</text:p>
          </table:table-cell>
          <table:table-cell table:style-name="ce26" office:value-type="string">
            <text:p>:VIDEO / @自室 / 記録 / jap.flute / 演奏、play / R=1 / genre=melody,session=hour-18,memo=~,file-piece-id=~,memo=+,other= / follow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VIDEO / @自室 / 記録 / jap.flute / 演奏、play / R=1 / genre=melody,session=hour-18,memo=~,file-piece-id=~,memo=+,other= / follow~">
            <text:p>:VIDEO / @自室 / 記録 / jap.flute / 演奏、play / R=1 / genre=melody,session=hour-18,memo=~,file-piece-id=~,memo=+,other= / follow~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8" office:value-type="string">
            <text:p>2023-02-04_18-43-47_000.mp4</text:p>
          </table:table-cell>
          <table:table-cell table:style-name="ce26" office:value-type="string">
            <text:p>:VIDEO / @自室 / 記録 / jap.flute / 演奏、play / R=2 / genre=melody,session=hour-18,memo=~,file-piece-id=~,memo=+,other= / follow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VIDEO / @自室 / 記録 / jap.flute / 演奏、play / R=2 / genre=melody,session=hour-18,memo=~,file-piece-id=~,memo=+,other= / follow~">
            <text:p>:VIDEO / @自室 / 記録 / jap.flute / 演奏、play / R=2 / genre=melody,session=hour-18,memo=~,file-piece-id=~,memo=+,other= / follow~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8" office:value-type="string">
            <text:p>2023-02-04_19-02-20_000.mp4</text:p>
          </table:table-cell>
          <table:table-cell table:style-name="ce26" office:value-type="string">
            <text:p>:VIDEO / @自室 / 記録 / jap.flute / 演奏、play / R=3 / genre=melody,session=hour-18,memo=~,file-piece-id=~,memo=+,other=use-notes:h-4`+;tips+:甲２：吹き方：口の形 / follow+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VIDEO / @自室 / 記録 / jap.flute / 演奏、play / R=3 / genre=melody,session=hour-18,memo=~,file-piece-id=~,memo=+,other=use-notes:h-4`+;tips+:甲２：吹き方：口の形 / follow+">
            <text:p>:VIDEO / @自室 / 記録 / jap.flute / 演奏、play / R=3 / genre=melody,session=hour-18,memo=~,file-piece-id=~,memo=+,other=use-notes:h-4`+;tips+:甲２：吹き方：口の形 / follow+</text:p>
          </table:table-cell>
          <table:table-cell table:style-name="ce10" table:formula="of:=RIGHT([.B12];[.K12])" office:value-type="string" office:string-value="mp4">
            <text:p>mp4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 office:value-type="string">
            <text:p>2023-02-04_14-01-12_000.jpg</text:p>
          </table:table-cell>
          <table:table-cell table:style-name="ce26" office:value-type="string">
            <text:p>:m RES #*# / free# JVEMV6 82#_YPLH:s-id.VT5J / 82. math-research / topics=四元数,w=~,s=~,i=~,doc=~,other=memo+:id.VT5J:(iA)i:図形で表してみる；(A_2)=(iA)i:計算：i(A_2);found+:iと、4x4のテンソル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3-02-04_16-55-12_000.jpg</text:p>
          </table:table-cell>
          <table:table-cell table:style-name="ce26" office:value-type="string">
            <text:p>:m Other / 買うもの / item=~,at=キャン・ドゥ,for=~,other=買った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Other / 買うもの / item=~,at=キャン・ドゥ,for=~,other=買った">
            <text:p>:m Other / 買うもの / item=~,at=キャン・ドゥ,for=~,other=買った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3-02-04_19-07-40_000.jpg</text:p>
          </table:table-cell>
          <table:table-cell table:style-name="ce26" office:value-type="string">
            <text:p>:m :篠笛,shinobue #*# / session-memo:session-1 / p.1-&lt;1&gt;:genre=melody,session=hour-18,R=1,tempo=~ \\\ p.2-&lt;1&gt;:genre=melody:continue-from:page-1:B-melody,session=hour-18,R=2 \\\ p.2-&lt;2&gt;:genre=melody,session=hour-18,R=3,other=tips+:甲２：吹き方：口の形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m :篠笛,shinobue #*# / session-memo:session-1 / p.1-&lt;1&gt;:genre=melody,session=hour-18,R=1,tempo=~ \\\ p.2-&lt;1&gt;:genre=melody:continue-from:page-1:B-melody,session=hour-18,R=2 \\\ p.2-&lt;2&gt;:genre=melody,session=hour-18,R=3,other=tips+:甲２：吹き方：口の形">
            <text:p>:m :篠笛,shinobue #*# / session-memo:session-1 / p.1-&lt;1&gt;:genre=melody,session=hour-18,R=1,tempo=~ \\\ p.2-&lt;1&gt;:genre=melody:continue-from:page-1:B-melody,session=hour-18,R=2 \\\ p.2-&lt;2&gt;:genre=melody,session=hour-18,R=3,other=tips+:甲２：吹き方：口の形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8" office:value-type="string">
            <text:p>2023-02-05_01-54-37_000.jpg</text:p>
          </table:table-cell>
          <table:table-cell table:style-name="ce26" office:value-type="string">
            <text:p>:m RES #*# / free# JVEMV6 82#_YPLH:s-id.DNU4 / 82. math-research / topics=四元数,w=~,s=~,i=~,doc=~,other=q+:q-id.DNU4:((b_0+i)A)((b_0+i)=(b_0+i)(A(b_0+i));q+:q-id.F039:四元数：積：分配則：成り立つか？ / N+:実数：分配則：どうやって、証明？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m RES #*# / free# JVEMV6 82#_YPLH:s-id.DNU4 / 82. math-research / topics=四元数,w=~,s=~,i=~,doc=~,other=q+:q-id.DNU4:((b_0+i)A)((b_0+i)=(b_0+i)(A(b_0+i));q+:q-id.F039:四元数：積：分配則：成り立つか？ / N+:実数：分配則：どうやって、証明？">
            <text:p>:m RES #*# / free# JVEMV6 82#_YPLH:s-id.DNU4 / 82. math-research / topics=四元数,w=~,s=~,i=~,doc=~,other=q+:q-id.DNU4:((b_0+i)A)((b_0+i)=(b_0+i)(A(b_0+i));q+:q-id.F039:四元数：積：分配則：成り立つか？ / N+:実数：分配則：どうやって、証明？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8" office:value-type="string">
            <text:p>2023-02-05_11-07-22_000.jpg</text:p>
          </table:table-cell>
          <table:table-cell table:style-name="ce31" office:value-type="string">
            <text:p>:m #*# RES / JVEMV6 64#67_4_rijin / 『論語 里仁』 著者=~,校注=~ / p.87 / w=,topic=,publisher=明治書院,other=ske+:sk-id.VVYP:爵[しゃく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m #*# RES / JVEMV6 64#67_4_rijin / 『論語 里仁』 著者=~,校注=~ / p.87 / w=,topic=,publisher=明治書院,other=ske+:sk-id.VVYP:爵[しゃく">
            <text:p>:m #*# RES / JVEMV6 64#67_4_rijin / 『論語 里仁』 著者=~,校注=~ / p.87 / w=,topic=,publisher=明治書院,other=ske+:sk-id.VVYP:爵[しゃく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2-05_12-51-00_000.jpg</text:p>
          </table:table-cell>
          <table:table-cell table:style-name="ce26" office:value-type="string">
            <text:p>:m #*# RES / JVEMV6 64#234_nihon_history_shoowa / 『日本の歴史　２３　帝国の昭和』 著者=有馬学,校注=~ / p.72 / w=勢力圏外交；ワシントン会議；,topic=~,publisher=~,other=timeline+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string" office:string-value=":m #*# RES / JVEMV6 64#234_nihon_history_shoowa / 『日本の歴史　２３　帝国の昭和』 著者=有馬学,校注=~ / p.72 / w=勢力圏外交；ワシントン会議；,topic=~,publisher=~,other=timeline+">
            <text:p>:m #*# RES / JVEMV6 64#234_nihon_history_shoowa / 『日本の歴史　２３　帝国の昭和』 著者=有馬学,校注=~ / p.72 / w=勢力圏外交；ワシントン会議；,topic=~,publisher=~,other=timeline+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2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8" office:value-type="string">
            <text:p>2023-02-05_12-51-25_000.jpg</text:p>
          </table:table-cell>
          <table:table-cell table:style-name="ce26" office:value-type="string">
            <text:p>:m #*# / memo:other(m:other) / topic=習字, about=,other=,id=~,content=睡;眠;勢;圏;外;題;領;域;警;察;界;発;砲;以;後;成;分;似;而;非;交;義;議;会;宿;題;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9]=&quot;&quot;;[.C21];CONCATENATE([.C21];&quot; / &quot;;[.E19]))" office:value-type="float" office:value="0">
            <text:p>0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2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8">
            <text:p>1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9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5">2023/02/05</text:date>, <text:time>15:47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05T15:47:31.10</dc:date>
    <dc:creator>iwabuchi ken</dc:creator>
    <meta:editing-duration>P53DT15H57M7S</meta:editing-duration>
    <meta:editing-cycles>17275</meta:editing-cycles>
    <meta:document-statistic meta:table-count="2" meta:cell-count="928" meta:object-count="0"/>
    <meta:user-defined meta:name="qrichtext">1</meta:user-defined>
  </office:meta>
</office:document-meta>
</file>